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35cm" svg:stroke-color="#000000" draw:marker-start-width="0.252cm" draw:marker-end-width="0.252cm" draw:fill-color="#adc5e7" draw:textarea-horizontal-align="justify" draw:textarea-vertical-align="middle" draw:auto-grow-height="false" fo:min-height="1.128cm" fo:min-width="8.874cm" fo:padding-top="0.142cm" fo:padding-bottom="0.142cm" fo:padding-left="0.267cm" fo:padding-right="0.267cm"/>
    </style:style>
    <style:style style:name="gr2" style:family="graphic" style:parent-style-name="Default_5f_1">
      <style:graphic-properties svg:stroke-width="0.035cm" svg:stroke-color="#000000" draw:marker-start-width="0.252cm" draw:marker-end-width="0.252cm" draw:fill-color="#8ccfb7" draw:textarea-horizontal-align="justify" draw:textarea-vertical-align="middle" draw:auto-grow-height="false" fo:min-height="1.658cm" fo:min-width="6.573cm" fo:padding-top="0.142cm" fo:padding-bottom="0.142cm" fo:padding-left="0.267cm" fo:padding-right="0.267cm"/>
    </style:style>
    <style:style style:name="gr3" style:family="graphic" style:parent-style-name="Default_5f_1">
      <style:graphic-properties svg:stroke-width="0.035cm" svg:stroke-color="#000000" draw:marker-start-width="0.252cm" draw:marker-end-width="0.252cm" draw:fill-color="#9d85be" draw:textarea-horizontal-align="justify" draw:textarea-vertical-align="middle" draw:auto-grow-height="false" fo:min-height="0.63cm" fo:min-width="5.565cm" fo:padding-top="0.142cm" fo:padding-bottom="0.142cm" fo:padding-left="0.267cm" fo:padding-right="0.267cm"/>
    </style:style>
    <style:style style:name="gr4" style:family="graphic" style:parent-style-name="Default_5f_1">
      <style:graphic-properties svg:stroke-width="0.035cm" svg:stroke-color="#000000" draw:marker-start-width="0.252cm" draw:marker-end-width="0.252cm" draw:fill-color="#8ccfb7" draw:textarea-horizontal-align="justify" draw:textarea-vertical-align="middle" draw:auto-grow-height="false" fo:min-height="1.693cm" fo:min-width="5.563cm" fo:padding-top="0.142cm" fo:padding-bottom="0.142cm" fo:padding-left="0.267cm" fo:padding-right="0.267cm"/>
    </style:style>
    <style:style style:name="gr5" style:family="graphic" style:parent-style-name="Default_5f_1">
      <style:graphic-properties svg:stroke-width="0.035cm" svg:stroke-color="#000000" draw:marker-start-width="0.252cm" draw:marker-end-width="0.252cm" draw:fill-color="#dfcce4" draw:textarea-horizontal-align="justify" draw:textarea-vertical-align="middle" draw:auto-grow-height="false" fo:min-height="0.541cm" fo:min-width="4.021cm" fo:padding-top="0.142cm" fo:padding-bottom="0.142cm" fo:padding-left="0.267cm" fo:padding-right="0.267cm"/>
    </style:style>
    <style:style style:name="gr6" style:family="graphic" style:parent-style-name="Default_5f_1">
      <style:graphic-properties svg:stroke-width="0.035cm" svg:stroke-color="#000000" draw:marker-start-width="0.252cm" draw:marker-end-width="0.252cm" draw:fill-color="#dfcce4" draw:textarea-horizontal-align="justify" draw:textarea-vertical-align="middle" draw:auto-grow-height="false" fo:min-height="0.541cm" fo:min-width="5.175cm" fo:padding-top="0.142cm" fo:padding-bottom="0.142cm" fo:padding-left="0.267cm" fo:padding-right="0.267cm"/>
    </style:style>
    <style:style style:name="gr7" style:family="graphic" style:parent-style-name="Default_5f_1">
      <style:graphic-properties svg:stroke-width="0.035cm" svg:stroke-color="#000000" draw:marker-start-width="0.252cm" draw:marker-end-width="0.252cm" draw:fill-color="#fedcc6" draw:textarea-horizontal-align="justify" draw:textarea-vertical-align="middle" draw:auto-grow-height="false" fo:min-height="1.251cm" fo:min-width="4.492cm" fo:padding-top="0.142cm" fo:padding-bottom="0.142cm" fo:padding-left="0.267cm" fo:padding-right="0.267cm"/>
    </style:style>
    <style:style style:name="gr8" style:family="graphic" style:parent-style-name="Default_5f_1">
      <style:graphic-properties svg:stroke-width="0.035cm" svg:stroke-color="#000000" draw:marker-start-width="0.252cm" draw:marker-end-width="0.252cm" draw:fill-color="#fedcc6" draw:textarea-horizontal-align="justify" draw:textarea-vertical-align="middle" draw:auto-grow-height="false" fo:min-height="1.296cm" fo:min-width="4.492cm" fo:padding-top="0.142cm" fo:padding-bottom="0.142cm" fo:padding-left="0.267cm" fo:padding-right="0.267cm"/>
    </style:style>
    <style:style style:name="gr9" style:family="graphic" style:parent-style-name="Default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042cm" fo:min-width="8.792cm" fo:padding-top="0.178cm" fo:padding-bottom="0.178cm" fo:padding-left="0.303cm" fo:padding-right="0.303cm"/>
    </style:style>
    <style:style style:name="gr10" style:family="graphic" style:parent-style-name="Default_5f_1">
      <style:graphic-properties svg:stroke-width="0.035cm" svg:stroke-color="#000000" draw:marker-start-width="0.252cm" draw:marker-end-width="0.252cm" draw:fill-color="#fedcc6" draw:textarea-horizontal-align="justify" draw:textarea-vertical-align="middle" draw:auto-grow-height="false" fo:min-height="2.125cm" fo:min-width="4.989cm" fo:padding-top="0.142cm" fo:padding-bottom="0.142cm" fo:padding-left="0.267cm" fo:padding-right="0.267cm"/>
    </style:style>
    <style:style style:name="gr11" style:family="graphic" style:parent-style-name="Default_5f_1">
      <style:graphic-properties svg:stroke-width="0.035cm" svg:stroke-color="#000000" draw:marker-start-width="0.252cm" draw:marker-end-width="0.252cm" draw:fill-color="#fedcc6" draw:textarea-horizontal-align="justify" draw:textarea-vertical-align="middle" draw:auto-grow-height="false" fo:min-height="0.82cm" fo:min-width="4.492cm" fo:padding-top="0.142cm" fo:padding-bottom="0.142cm" fo:padding-left="0.267cm" fo:padding-right="0.267cm"/>
    </style:style>
    <style:style style:name="gr12" style:family="graphic" style:parent-style-name="Default_5f_1">
      <style:graphic-properties svg:stroke-width="0.106cm" svg:stroke-color="#000000" draw:marker-start-width="0.358cm" draw:marker-end-width="0.358cm" draw:fill-color="#bcaed5" draw:textarea-horizontal-align="justify" draw:textarea-vertical-align="middle" draw:auto-grow-height="false" fo:min-height="1.515cm" fo:min-width="6.701cm" fo:padding-top="0.177cm" fo:padding-bottom="0.177cm" fo:padding-left="0.302cm" fo:padding-right="0.302cm"/>
    </style:style>
    <style:style style:name="gr13" style:family="graphic" style:parent-style-name="Default_5f_1">
      <style:graphic-properties draw:fill-color="#f7a19a" draw:textarea-horizontal-align="justify" draw:textarea-vertical-align="middle" draw:auto-grow-height="false" fo:min-height="3.107cm" fo:min-width="3.292cm" fo:wrap-option="wrap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fedcc6" draw:textarea-horizontal-align="justify" draw:textarea-vertical-align="middle" draw:auto-grow-height="false" fo:min-height="0.77cm" fo:min-width="5.25cm" fo:padding-top="0.142cm" fo:padding-bottom="0.142cm" fo:padding-left="0.267cm" fo:padding-right="0.26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-color="#f7a19a" draw:textarea-horizontal-align="justify" draw:textarea-vertical-align="middle" draw:auto-grow-height="false" fo:min-height="2.291cm" fo:min-width="3.068cm" fo:wrap-option="wrap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adc5e7" draw:textarea-horizontal-align="justify" draw:textarea-vertical-align="middle" draw:auto-grow-height="false" fo:min-height="1.128cm" fo:min-width="7.22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849cm" fo:min-width="3.403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a3238e" draw:textarea-horizontal-align="justify" draw:textarea-vertical-align="top" draw:auto-grow-height="false" fo:min-height="1.834cm" fo:min-width="6.849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dfcce4" draw:textarea-horizontal-align="justify" draw:textarea-vertical-align="middle" draw:auto-grow-height="false" fo:min-height="0.541cm" fo:min-width="4.967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edcc6" draw:textarea-horizontal-align="justify" draw:textarea-vertical-align="middle" draw:auto-grow-height="false" fo:min-height="1.278cm" fo:min-width="5.64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dfcce4" draw:textarea-horizontal-align="justify" draw:textarea-vertical-align="middle" draw:auto-grow-height="false" fo:min-height="0.541cm" fo:min-width="6.758cm" fo:padding-top="0.142cm" fo:padding-bottom="0.142cm" fo:padding-left="0.267cm" fo:padding-right="0.267cm"/>
    </style:style>
    <style:style style:name="gr26" style:family="graphic" style:parent-style-name="standard">
      <style:graphic-properties svg:stroke-width="0.106cm" svg:stroke-color="#000000" draw:marker-start-width="0.358cm" draw:marker-end-width="0.358cm" draw:fill-color="#bcaed5" draw:textarea-horizontal-align="justify" draw:textarea-vertical-align="middle" draw:auto-grow-height="false" fo:min-height="2.671cm" fo:min-width="8.033cm" fo:padding-top="0.177cm" fo:padding-bottom="0.177cm" fo:padding-left="0.302cm" fo:padding-right="0.302cm" fo:wrap-option="wrap"/>
    </style:style>
    <style:style style:name="gr27" style:family="graphic" style:parent-style-name="standard">
      <style:graphic-properties svg:stroke-width="0.106cm" svg:stroke-color="#000000" draw:marker-start-width="0.358cm" draw:marker-end-width="0.358cm" draw:fill-color="#bcaed5" draw:textarea-horizontal-align="justify" draw:textarea-vertical-align="middle" draw:auto-grow-height="false" fo:min-height="2.395cm" fo:min-width="8.033cm" fo:padding-top="0.177cm" fo:padding-bottom="0.177cm" fo:padding-left="0.302cm" fo:padding-right="0.302cm" fo:wrap-option="wrap"/>
    </style:style>
    <style:style style:name="gr2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9.298cm" fo:min-width="9.556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fill-color="#f7a19a" draw:textarea-horizontal-align="justify" draw:textarea-vertical-align="middle" draw:auto-grow-height="false" fo:min-height="2.291cm" fo:min-width="3.596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8ccfb7"/>
      <style:paragraph-properties fo:text-align="center"/>
      <style:text-properties fo:color="#8ccfb7"/>
    </style:style>
    <style:style style:name="P5" style:family="paragraph">
      <loext:graphic-properties draw:fill-color="#9d85be"/>
      <style:paragraph-properties fo:text-align="center"/>
    </style:style>
    <style:style style:name="P6" style:family="paragraph">
      <loext:graphic-properties draw:fill-color="#dfcce4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fedcc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edcc6"/>
      <style:paragraph-properties fo:text-align="start"/>
    </style:style>
    <style:style style:name="P12" style:family="paragraph">
      <loext:graphic-properties draw:fill-color="#bcaed5"/>
      <style:paragraph-properties fo:text-align="center"/>
    </style:style>
    <style:style style:name="P13" style:family="paragraph">
      <loext:graphic-properties draw:fill-color="#f7a19a"/>
      <style:paragraph-properties fo:text-align="star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adc5e7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bee3d3"/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color="#ffffff" fo:font-weight="bold" style:font-weight-asian="bold" style:font-weight-complex="bold"/>
    </style:style>
    <style:style style:name="P19" style:family="paragraph">
      <loext:graphic-properties draw:fill-color="#a3238e"/>
      <style:paragraph-properties fo:text-align="start"/>
      <style:text-properties fo:color="#ffffff" fo:font-weight="bold" style:font-weight-asian="bold" style:font-weight-complex="bold"/>
    </style:style>
    <style:style style:name="P20" style:family="paragraph">
      <style:text-properties fo:color="#ffffff"/>
    </style:style>
    <style:style style:name="P21" style:family="paragraph">
      <loext:graphic-properties draw:fill="none" draw:fill-color="#ffffff"/>
      <style:text-properties fo:color="#ffffff"/>
    </style:style>
    <style:style style:name="P22" style:family="paragraph">
      <loext:graphic-properties draw:fill-color="#fedcc6"/>
      <style:paragraph-properties fo:text-align="start"/>
      <style:text-properties fo:font-size="16pt" style:font-size-asian="16pt" style:font-size-complex="16pt"/>
    </style:style>
    <style:style style:name="P23" style:family="paragraph">
      <loext:graphic-properties draw:fill-color="#dfcce4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bcaed5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10" style:family="text">
      <style:text-properties style:text-position="-33% 58%" style:font-name="Liberation Sans" fo:font-size="14pt" style:font-name-asian="Liberation Sans1" style:font-size-asian="14pt" style:font-name-complex="Liberation Sans1" style:font-size-complex="14pt"/>
    </style:style>
    <style:style style:name="T11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1.524cm" svg:x="17.264cm" svg:y="0.47cm">
          <text:p text:style-name="P1"><text:span text:style-name="T1">Electron trigger QA moni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2" draw:id="id2" draw:layer="layout" svg:width="8.253cm" svg:height="2.91cm" svg:x="0.455cm" svg:y="2.016cm">
          <text:p text:style-name="P3"><text:span text:style-name="T2">Monitoring Histograms</text:span></text:p>
          <text:p text:style-name="P3"><text:span text:style-name="T2">monsub.${dataset}/*.hipo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5" xml:id="id1" draw:id="id1" draw:layer="layout" svg:width="6.585cm" svg:height="0.986cm" svg:x="1.27cm" svg:y="0.218cm">
          <text:p text:style-name="P3">Andrey’s moni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4" draw:id="id4" draw:layer="layout" svg:width="6.096cm" svg:height="2.46cm" svg:x="9.124cm" svg:y="0.796cm">
          <text:p text:style-name="P3"><text:span text:style-name="T2">Faraday Cup Data</text:span></text:p>
          <text:p text:style-name="P3"><text:span text:style-name="T2">fcdata.${dataset}.js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xml:id="id5" draw:id="id5" draw:layer="layout" svg:width="4.919cm" svg:height="0.891cm" svg:x="0.917cm" svg:y="6.881cm">
          <text:p text:style-name="P3"><text:span text:style-name="T3">qaRead.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xml:id="id9" draw:id="id9" draw:layer="layout" svg:width="4.919cm" svg:height="0.891cm" svg:x="8.417cm" svg:y="7.381cm">
          <text:p text:style-name="P3"><text:span text:style-name="T3">qaPlot.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2" draw:id="id12" draw:layer="layout" svg:width="6.165cm" svg:height="0.891cm" svg:x="18.361cm" svg:y="3.681cm">
          <draw:glue-point draw:id="8" svg:x="-2.392cm" svg:y="5.005cm"/>
          <text:p text:style-name="P3"><text:span text:style-name="T3">qaCut.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6" draw:id="id6" draw:layer="layout" svg:width="5.025cm" svg:height="1.909cm" svg:x="0.895cm" svg:y="8.697cm">
          <text:p text:style-name="P3"><text:span text:style-name="T3">outdat.${dataset}/</text:span></text:p>
          <text:p text:style-name="P3"><text:span text:style-name="T3">data_table.da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xml:id="id10" draw:id="id10" draw:layer="layout" svg:width="5.025cm" svg:height="1.965cm" svg:x="8.365cm" svg:y="9.097cm">
          <text:p text:style-name="P3"><text:span text:style-name="T3">outhipo.${dataset}/</text:span></text:p>
          <text:p text:style-name="P3"><text:span text:style-name="T3">plots.hi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 xml:id="id13" draw:id="id13">
          <draw:custom-shape draw:style-name="gr9" draw:text-style-name="P9" draw:layer="layout" svg:width="9.398cm" svg:height="9.398cm" svg:x="16.764cm" svg:y="5.84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6.413cm" svg:height="3.611cm" svg:x="17.455cm" svg:y="8.316cm">
            <text:p text:style-name="P10"><text:span text:style-name="T3">outdat.${dataset}/</text:span></text:p>
            <text:p text:style-name="P10"><text:span text:style-name="T3">– </text:span><text:span text:style-name="T3">goodFiles.dat</text:span></text:p>
            <text:p text:style-name="P10"><text:span text:style-name="T3">– </text:span><text:span text:style-name="T3">badFiles.dat</text:span></text:p>
            <text:p text:style-name="P10"><text:span text:style-name="T3">– </text:span><text:span text:style-name="T3">qaTree.json</text:span></text:p>
  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1" draw:text-style-name="P8" draw:layer="layout" svg:width="5.025cm" svg:height="1.373cm" svg:x="17.795cm" svg:y="6.497cm">
            <text:p text:style-name="P3"><text:span text:style-name="T3">cuts.${dataset}.json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2" draw:text-style-name="P12" draw:layer="layout" svg:width="7.304cm" svg:height="2.354cm" svg:x="17.658cm" svg:y="12.7cm">
            <text:p text:style-name="P3"><text:span text:style-name="T3">outhipo.${dataset}/*.hipo</text:span></text:p>
            <text:p text:style-name="P3"><text:span text:style-name="T4">Electron trigger</text:span></text:p>
            <text:p text:style-name="P3"><text:span text:style-name="T4">QA timeline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3" draw:text-style-name="P13" xml:id="id7" draw:id="id7" draw:layer="layout" svg:width="6.35cm" svg:height="3.356cm" svg:x="0.278cm" svg:y="11.884cm">
          <text:p text:style-name="P10"><text:span text:style-name="T5">Define epochs</text:span></text:p>
          <text:p text:style-name="P10"><text:span text:style-name="T5">(manually); use mkTree.sh and look at the plots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4" draw:text-style-name="P8" xml:id="id8" draw:id="id8" draw:layer="layout" svg:width="5.783cm" svg:height="1.311cm" svg:x="7.695cm" svg:y="12.897cm">
          <text:p text:style-name="P3"><text:span text:style-name="T3">epochs.${dataset}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9" draw:layer="layout" draw:type="line" svg:x1="4.563cm" svg:y1="1.204cm" svg:x2="4.582cm" svg:y2="2.016cm" draw:start-shape="id1" draw:start-glue-point="6" draw:end-shape="id2" draw:end-glue-point="4" svg:d="M4563 1204l19 812" svg:viewBox="0 0 20 813">
          <text:p/>
        </draw:connector>
        <draw:custom-shape draw:style-name="gr16" draw:text-style-name="P14" xml:id="id3" draw:id="id3" draw:layer="layout" svg:width="0.254cm" svg:height="0.254cm" svg:x="4.457cm" svg:y="5.8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9" draw:layer="layout" draw:type="line" svg:x1="4.582cm" svg:y1="4.696cm" svg:x2="4.584cm" svg:y2="5.811cm" draw:start-shape="id2" draw:start-glue-point="6" draw:end-shape="id3" draw:end-glue-point="4" svg:d="M4582 4696l2 1115" svg:viewBox="0 0 3 1116">
          <text:p/>
        </draw:connector>
        <draw:connector draw:style-name="gr15" draw:text-style-name="P9" draw:layer="layout" draw:type="lines" svg:x1="12.172cm" svg:y1="3.111cm" svg:x2="4.711cm" svg:y2="5.938cm" draw:start-shape="id4" draw:start-glue-point="6" draw:end-shape="id3" draw:end-glue-point="10" svg:d="M12172 3111v664l-6959 2163h-502" svg:viewBox="0 0 7462 2828">
          <text:p/>
        </draw:connector>
        <draw:connector draw:style-name="gr15" draw:text-style-name="P9" draw:layer="layout" svg:x1="4.457cm" svg:y1="5.938cm" svg:x2="3.377cm" svg:y2="6.881cm" draw:start-shape="id3" draw:start-glue-point="6" draw:end-shape="id5" draw:end-glue-point="4" svg:d="M4457 5938h-1080v943" svg:viewBox="0 0 1081 944">
          <text:p/>
        </draw:connector>
        <draw:connector draw:style-name="gr15" draw:text-style-name="P9" draw:layer="layout" draw:type="line" svg:x1="3.377cm" svg:y1="7.772cm" svg:x2="3.408cm" svg:y2="8.697cm" draw:start-shape="id5" draw:start-glue-point="6" draw:end-shape="id6" draw:end-glue-point="4" svg:d="M3377 7772l31 925" svg:viewBox="0 0 32 926">
          <text:p/>
        </draw:connector>
        <draw:connector draw:style-name="gr15" draw:text-style-name="P9" draw:layer="layout" draw:type="line" svg:x1="3.408cm" svg:y1="10.493cm" svg:x2="3.453cm" svg:y2="11.884cm" draw:start-shape="id6" draw:start-glue-point="6" draw:end-shape="id7" draw:end-glue-point="4" svg:d="M3408 10493l45 1391" svg:viewBox="0 0 46 1392">
          <text:p/>
        </draw:connector>
        <draw:connector draw:style-name="gr15" draw:text-style-name="P9" draw:layer="layout" draw:type="line" svg:x1="6.628cm" svg:y1="13.562cm" svg:x2="7.695cm" svg:y2="13.553cm" draw:start-shape="id7" draw:start-glue-point="7" draw:end-shape="id8" draw:end-glue-point="5" svg:d="M6628 13562l1067-9" svg:viewBox="0 0 1068 10">
          <text:p/>
        </draw:connector>
        <draw:connector draw:style-name="gr15" draw:text-style-name="P9" draw:layer="layout" draw:type="line" svg:x1="10.877cm" svg:y1="8.272cm" svg:x2="10.877cm" svg:y2="9.097cm" draw:start-shape="id9" draw:start-glue-point="6" draw:end-shape="id10" svg:d="M10877 8272v825" svg:viewBox="0 0 1 826">
          <text:p/>
        </draw:connector>
        <draw:custom-shape draw:style-name="gr16" draw:text-style-name="P14" xml:id="id11" draw:id="id11" draw:layer="layout" svg:width="0.254cm" svg:height="0.254cm" svg:x="14.706cm" svg:y="9.9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9" draw:layer="layout" draw:type="line" svg:x1="13.39cm" svg:y1="10.079cm" svg:x2="14.706cm" svg:y2="10.065cm" draw:start-shape="id10" draw:start-glue-point="7" draw:end-shape="id11" draw:end-glue-point="6" svg:d="M13390 10079l1316-14" svg:viewBox="0 0 1317 15">
          <text:p/>
        </draw:connector>
        <draw:connector draw:style-name="gr15" draw:text-style-name="P9" draw:layer="layout" svg:x1="13.478cm" svg:y1="13.553cm" svg:x2="14.833cm" svg:y2="10.192cm" draw:start-shape="id8" draw:start-glue-point="7" draw:end-shape="id11" draw:end-glue-point="8" svg:d="M13478 13553h1355v-3361" svg:viewBox="0 0 1356 3362">
          <text:p/>
        </draw:connector>
        <draw:connector draw:style-name="gr15" draw:text-style-name="P9" draw:layer="layout" svg:x1="14.833cm" svg:y1="9.938cm" svg:x2="18.361cm" svg:y2="4.127cm" draw:start-shape="id11" draw:start-glue-point="4" draw:end-shape="id12" draw:end-glue-point="5" svg:d="M14833 9938v-5811h3528" svg:viewBox="0 0 3529 5812">
          <text:p/>
        </draw:connector>
        <draw:custom-shape draw:style-name="gr17" draw:text-style-name="P13" draw:layer="layout" svg:width="5.972cm" svg:height="2.54cm" svg:x="21.414cm" svg:y="10.182cm">
          <text:p text:style-name="P10"><text:span text:style-name="T6">Use list of bad files along with the timelines to decide which files should be culled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15" draw:text-style-name="P9" draw:layer="layout" draw:type="lines" svg:x1="5.92cm" svg:y1="9.652cm" svg:x2="8.417cm" svg:y2="7.827cm" draw:start-shape="id6" draw:start-glue-point="7" draw:end-shape="id9" draw:end-glue-point="5" svg:d="M5920 9652h518l1460-1825h519" svg:viewBox="0 0 2498 1826">
          <text:p/>
        </draw:connector>
        <draw:connector draw:style-name="gr15" draw:text-style-name="P9" draw:layer="layout" draw:type="line" svg:x1="21.444cm" svg:y1="4.572cm" svg:x2="21.463cm" svg:y2="5.842cm" draw:start-shape="id12" draw:start-glue-point="6" draw:end-shape="id13" draw:end-glue-point="0" svg:d="M21444 4572l19 1270" svg:viewBox="0 0 20 1271">
          <text:p/>
        </draw:connector>
        <presentation:notes draw:style-name="dp2">
          <office:forms form:automatic-focus="false" form:apply-design-mode="false"/>
          <draw:page-thumbnail draw:style-name="gr18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9" draw:text-style-name="P16" draw:layer="layout" svg:width="8.382cm" svg:height="1.524cm" svg:x="18.542cm" svg:y="1.27cm">
          <text:p text:style-name="P1"><text:span text:style-name="T1">General Moni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7" xml:id="id14" draw:id="id14" draw:layer="layout" svg:width="4.572cm" svg:height="3.197cm" svg:x="3.757cm" svg:y="1.121cm">
          <text:p text:style-name="P3">Skim Files</text:p>
          <text:p text:style-name="P3">- OR -</text:p>
          <text:p text:style-name="P3">DST fil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xml:id="id15" draw:id="id15">
          <draw:custom-shape draw:style-name="gr21" draw:text-style-name="P19" draw:layer="layout" svg:width="7.973cm" svg:height="2.286cm" svg:x="2.041cm" svg:y="5.626cm">
            <text:p text:style-name="P18"><text:span text:style-name="T7">Parallelized with Slurm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2" draw:text-style-name="P6" draw:layer="layout" svg:width="5.941cm" svg:height="0.891cm" svg:x="2.503cm" svg:y="6.513cm">
            <text:p text:style-name="P1"><text:span text:style-name="T3">monitorRead.groov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23" draw:text-style-name="P21" draw:layer="layout" svg:width="4.572cm" svg:height="0.683cm" svg:x="5.264cm" svg:y="7.274cm">
            <draw:text-box>
              <text:p text:style-name="P20"><text:span text:style-name="T6">* see slurm*.sh scripts</text:span></text:p>
            </draw:text-box>
          </draw:frame>
        </draw:g>
        <draw:custom-shape draw:style-name="gr24" draw:text-style-name="P22" xml:id="id16" draw:id="id16" draw:layer="layout" svg:width="7.175cm" svg:height="2.341cm" svg:x="2.441cm" svg:y="9.143cm">
          <text:p text:style-name="P10"><text:span text:style-name="T3">outmon/monitor*.hipo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5" draw:text-style-name="P23" xml:id="id17" draw:id="id17" draw:layer="layout" svg:width="7.874cm" svg:height="0.891cm" svg:x="2.132cm" svg:y="13.081cm">
          <text:p text:style-name="P3"><text:span text:style-name="T3">monitorPlot.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9" draw:layer="layout" draw:type="line" svg:x1="6.043cm" svg:y1="4.065cm" svg:x2="6.027cm" svg:y2="5.626cm" draw:start-shape="id14" draw:start-glue-point="6" draw:end-shape="id15" draw:end-glue-point="0" svg:d="M6043 4065l-16 1561" svg:viewBox="0 0 17 1562">
          <text:p/>
        </draw:connector>
        <draw:connector draw:style-name="gr15" draw:text-style-name="P9" draw:layer="layout" draw:type="line" svg:x1="6.027cm" svg:y1="7.957cm" svg:x2="6.028cm" svg:y2="9.143cm" draw:start-shape="id15" draw:start-glue-point="2" draw:end-shape="id16" draw:end-glue-point="4" svg:d="M6027 7957l1 1186" svg:viewBox="0 0 2 1187">
          <text:p/>
        </draw:connector>
        <draw:connector draw:style-name="gr15" draw:text-style-name="P9" draw:layer="layout" draw:type="line" svg:x1="6.028cm" svg:y1="11.299cm" svg:x2="6.069cm" svg:y2="13.081cm" draw:start-shape="id16" draw:start-glue-point="6" draw:end-shape="id17" draw:end-glue-point="4" svg:d="M6028 11299l41 1782" svg:viewBox="0 0 42 1783">
          <text:p/>
        </draw:connector>
        <draw:g>
          <draw:custom-shape draw:style-name="gr26" draw:text-style-name="P24" draw:layer="layout" svg:width="8.636cm" svg:height="3.81cm" svg:x="13.262cm" svg:y="5.418cm">
            <text:list text:style-name="L2">
              <text:list-header>
                <text:p text:style-name="P10"><text:span text:style-name="T8">Helicity monitors:</text:span></text:p>
              </text:list-header>
              <text:list-item>
                <text:p text:style-name="P10"><text:span text:style-name="T4">&lt;sin</text:span><text:span text:style-name="T9">ϕ</text:span><text:span text:style-name="T10">h</text:span><text:span text:style-name="T11">&gt;</text:span></text:p>
              </text:list-item>
              <text:list-item>
                <text:p text:style-name="P10"><text:span text:style-name="T11">fraction of events with defined helicity</text:span></text:p>
              </text:list-item>
              <text:list-item>
                <text:p text:style-name="P10"><text:span text:style-name="T11">relative luminosity</text:span></text:p>
              </text:list-item>
            </text:list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  <draw:custom-shape draw:style-name="gr27" draw:text-style-name="P24" draw:layer="layout" svg:width="8.636cm" svg:height="3.462cm" svg:x="13.262cm" svg:y="9.53cm">
            <text:list text:style-name="L2">
              <text:list-header>
                <text:p text:style-name="P10"><text:span text:style-name="T8">Physics monitors:</text:span></text:p>
              </text:list-header>
              <text:list-item>
                <text:p text:style-name="P10"><text:span text:style-name="T11">DIS kinematics</text:span></text:p>
              </text:list-item>
              <text:list-item>
                <text:p text:style-name="P10"><text:span text:style-name="T11">Pion kinematics</text:span></text:p>
              </text:list-item>
              <text:list-item>
                <text:p text:style-name="P10"><text:span text:style-name="T11">etc. </text:span></text:p>
              </text:list-item>
            </text:list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  <draw:custom-shape draw:style-name="gr28" draw:text-style-name="P9" draw:layer="layout" svg:width="10.16cm" svg:height="9.652cm" svg:x="12.484cm" svg:y="4.41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5" draw:layer="layout" svg:width="8.382cm" svg:height="0.962cm" svg:x="13.262cm" svg:y="4.472cm">
            <draw:text-box>
              <text:p>Timelines: outmon/*.hipo</text:p>
            </draw:text-box>
          </draw:frame>
          <draw:frame draw:style-name="gr30" draw:text-style-name="P25" draw:layer="layout" svg:width="7.112cm" svg:height="0.683cm" svg:x="15.586cm" svg:y="13.292cm">
            <draw:text-box>
              <text:p><text:span text:style-name="T12">* use deploy.sh to copy to webserver</text:span></text:p>
            </draw:text-box>
          </draw:frame>
        </draw:g>
        <draw:custom-shape draw:style-name="gr31" draw:text-style-name="P13" draw:layer="layout" svg:width="6.858cm" svg:height="2.54cm" svg:x="20.828cm" svg:y="6.183cm">
          <text:p text:style-name="P10"><text:span text:style-name="T6">Plan to write ‘monitorCut.groovy’, which will identify runs with ‘bad’ helicity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15" draw:text-style-name="P9" draw:layer="layout" svg:x1="10.006cm" svg:y1="13.527cm" svg:x2="12.484cm" svg:y2="9.244cm" draw:start-shape="id17" draw:start-glue-point="7" svg:d="M10006 13527h1499v-4283h979" svg:viewBox="0 0 2479 4284">
          <text:p/>
        </draw:connector>
        <presentation:notes draw:style-name="dp2">
          <office:forms form:automatic-focus="false" form:apply-design-mode="false"/>
          <draw:page-thumbnail draw:style-name="gr18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7:12:31.345495612</meta:creation-date>
    <dc:date>2020-02-18T19:09:58.338428959</dc:date>
    <meta:editing-duration>PT1H47M16S</meta:editing-duration>
    <meta:editing-cycles>2</meta:editing-cycles>
    <meta:generator>LibreOffice/6.0.7.3$Linux_X86_64 LibreOffice_project/00m0$Build-3</meta:generator>
    <meta:document-statistic meta:object-count="76"/>
  </office:meta>
</office:document-meta>
</file>